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Roman" style:font-family-generic="modern" style:font-pitch="fixed"/>
    <style:font-face style:name="Source Sans Pro2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Bitstream Vera Sans Mono" svg:font-family="'Bitstream Vera Sans Mono'" style:font-family-generic="modern" style:font-pitch="variable"/>
    <style:font-face style:name="Source Sans Pro" svg:font-family="'Source Sans Pro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Source Sans Pro1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title">
      <style:graphic-properties fo:min-height="2.751cm"/>
      <style:paragraph-properties style:writing-mode="lr-tb"/>
    </style:style>
    <style:style style:name="pr8" style:family="presentation" style:parent-style-name="Vivid1-outline1">
      <style:graphic-properties fo:min-height="9.75cm"/>
      <style:paragraph-properties style:writing-mode="lr-tb"/>
    </style:style>
    <style:style style:name="pr9" style:family="presentation" style:parent-style-name="Vivid1-notes">
      <style:graphic-properties draw:fill-color="#ffffff" fo:min-height="12.464cm"/>
      <style:paragraph-properties style:writing-mode="lr-tb"/>
    </style:style>
    <style:style style:name="pr10" style:family="presentation" style:parent-style-name="Vivid1-outline1">
      <style:graphic-properties fo:min-height="9.75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48pt" style:font-size-asian="80pt" style:font-size-complex="80pt"/>
    </style:style>
    <style:style style:name="P3" style:family="paragraph">
      <style:paragraph-properties style:writing-mode="lr-tb"/>
      <style:text-properties fo:font-size="27pt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6" style:family="paragraph">
      <style:paragraph-properties fo:margin-left="0cm" fo:margin-right="0cm" fo:margin-top="0cm" fo:margin-bottom="0.371cm" fo:text-indent="0cm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>
        <style:tab-stops>
          <style:tab-stop style:position="12.381cm"/>
        </style:tab-stops>
      </style:paragraph-properties>
    </style:style>
    <style:style style:name="P9" style:family="paragraph">
      <loext:graphic-properties draw:fill-color="#ffffff"/>
    </style:style>
    <style:style style:name="T1" style:family="text">
      <style:text-properties fo:font-size="48pt" style:font-size-asian="80pt" style:font-size-complex="80pt"/>
    </style:style>
    <style:style style:name="T2" style:family="text">
      <style:text-properties fo:font-size="27pt" fo:font-weight="normal" style:font-weight-asian="normal" style:font-weight-complex="normal"/>
    </style:style>
    <style:style style:name="T3" style:family="text">
      <style:text-properties fo:font-size="24pt" fo:font-weight="normal" style:font-size-asian="36pt" style:font-weight-asian="normal" style:font-size-complex="36pt" style:font-weight-complex="normal"/>
    </style:style>
    <style:style style:name="T4" style:family="text">
      <style:text-properties fo:font-size="28pt" style:font-size-asian="32pt" style:font-size-complex="32pt"/>
    </style:style>
    <style:style style:name="T5" style:family="text">
      <style:text-properties style:use-window-font-color="true" loext:opacity="0%" style:text-outline="false" style:text-line-through-style="none" style:text-line-through-type="none" style:font-name="Source Sans Pro2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Bitstream Vera Sans Mono2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4.992cm" svg:height="8.999cm" svg:x="1.249cm" svg:y="0.749cm" presentation:class="title">
          <draw:text-box>
            <text:p text:style-name="P1"><text:span text:style-name="T1">EFI Device Tree Fixup Protocol</text:span></text:p>
          </draw:text-box>
        </draw:frame>
        <draw:frame presentation:style-name="pr2" draw:text-style-name="P3" draw:layer="layout" svg:width="24.992cm" svg:height="3.25cm" svg:x="1.249cm" svg:y="10.748cm" presentation:class="subtitle" presentation:user-transformed="true">
          <draw:text-box>
            <text:p><text:span text:style-name="T2">Heinrich Schuchardt</text:span><text:span text:style-name="T2"><text:line-break/></text:span><text:span text:style-name="T3">CC-BY-SA-4.0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1cm" svg:height="2.63cm" svg:x="1.396cm" svg:y="0.251cm" presentation:class="title" presentation:user-transformed="true">
          <draw:text-box>
            <text:p>Motivation</text:p>
          </draw:text-box>
        </draw:frame>
        <draw:frame presentation:style-name="pr5" draw:text-style-name="P1" draw:layer="layout" svg:width="25.053cm" svg:height="9.715cm" svg:x="1.396cm" svg:y="3.999cm" presentation:class="outline" presentation:user-transformed="true">
          <draw:text-box>
            <text:p><text:span text:style-name="T4">Linux device-trees tend to be</text:span><text:span text:style-name="T4"><text:line-break/></text:span><text:span text:style-name="T4">neither forward nor backwards compatible.</text:span></text:p>
            <text:p/>
            <text:p>E.g. commit bbc4d71d6354,<text:line-break/>“net: phy: realtek: fix rtl8211e rx/tx delay config“</text:p>
            <text:list text:style-name="L2">
              <text:list-item>
                <text:p>Broke booting with old device-trees on boards with<text:line-break/>Allwinner 64bit SoCs.</text:p>
              </text:list-item>
              <text:list-item>
                <text:p>New device-trees are not compatible with existing U-Boot drivers.</text:p>
              </text:list-item>
            </text:list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4.992cm" svg:height="2.75cm" svg:x="1.499cm" svg:y="0.249cm" presentation:class="title">
          <draw:text-box>
            <text:p>Solution Idea</text:p>
          </draw:text-box>
        </draw:frame>
        <draw:frame presentation:style-name="pr8" draw:text-style-name="P1" draw:layer="layout" svg:width="24.992cm" svg:height="9.749cm" svg:x="1.499cm" svg:y="3.999cm" presentation:class="outline">
          <draw:text-box>
            <text:list text:style-name="L2">
              <text:list-item>
                <text:p>GRUB has a 'devicetree' command but lacks fixups.</text:p>
              </text:list-item>
              <text:list-item>
                <text:p>Linux kernel distribution packages contain kernel image and device-trees.</text:p>
              </text:list-item>
              <text:list-item>
                <text:p>grub-mkconfig already updates grub.cfg concerning kernel binary and initial RAM disk.</text:p>
              </text:list-item>
              <text:list-item>
                <text:p text:style-name="P6"><text:span text:style-name="T5">Let </text:span>grub-mkconfig manage the device-tree too.</text:p>
              </text:list-item>
              <text:list-item>
                <text:p><text:span text:style-name="T5">/model node can be used to identify board specific dtb.</text:span></text:p>
              </text:list-item>
              <text:list-item>
                <text:p><text:span text:style-name="T5">Let <text:s/>'devicetree</text:span>' command call an EFI protocol for fixups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4.992cm" svg:height="2.75cm" svg:x="1.499cm" svg:y="0.249cm" presentation:class="title">
          <draw:text-box>
            <text:p>EFI Device Tree Fixup Protocol</text:p>
          </draw:text-box>
        </draw:frame>
        <draw:frame presentation:style-name="pr10" draw:text-style-name="P1" draw:layer="layout" svg:width="24.992cm" svg:height="9.749cm" svg:x="1.499cm" svg:y="3.999cm" presentation:class="outline" presentation:user-transformed="true">
          <draw:text-box>
            <text:p><text:span text:style-name="T6">typedef EFI_STATUS (EFIAPI *EFI_DT_FIXUP) (</text:span></text:p>
            <text:p><text:span text:style-name="T6"><text:s text:c="4"/></text:span><text:span text:style-name="T6">IN EFI_DT_FIXUP_PROTOCOL *This,</text:span></text:p>
            <text:p><text:span text:style-name="T6"><text:s text:c="4"/></text:span><text:span text:style-name="T6">IN VOID <text:s text:c="17"/>*Fdt,</text:span></text:p>
            <text:p><text:span text:style-name="T6"><text:s text:c="4"/></text:span><text:span text:style-name="T6">IN OUT UINTN <text:s text:c="12"/>*BufferSize,</text:span></text:p>
            <text:p><text:span text:style-name="T6"><text:s text:c="4"/></text:span><text:span text:style-name="T6">IN UINT32 <text:s text:c="15"/>Flags</text:span></text:p>
            <text:p><text:span text:style-name="T6"><text:s text:c="4"/></text:span><text:span text:style-name="T6">);</text:span></text:p>
            <text:p>Flags:</text:p>
            <text:list text:style-name="L2">
              <text:list-item>
                <text:p text:style-name="P8">EFI_DT_APPLY_FIXUPS<text:tab/>Add nodes and update properties</text:p>
              </text:list-item>
              <text:list-item>
                <text:p text:style-name="P8">EFI_DT_RESERVE_MEMORY<text:tab/>Reserve memory</text:p>
              </text:list-item>
              <text:list-item>
                <text:p text:style-name="P8">EFI_DT_INSTALL_TABLE<text:tab/>Install the device-tree as configuration tabl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4.992cm" svg:height="2.75cm" svg:x="1.499cm" svg:y="0.249cm" presentation:class="title">
          <draw:text-box>
            <text:p>Status</text:p>
          </draw:text-box>
        </draw:frame>
        <draw:frame presentation:style-name="pr8" draw:layer="layout" svg:width="24.992cm" svg:height="9.749cm" svg:x="1.499cm" svg:y="3.999cm" presentation:class="outline" presentation:user-transformed="true">
          <draw:text-box>
            <text:list text:style-name="L2">
              <text:list-item>
                <text:p>A draft specification is available at <text:a xlink:href="https://github.com/U-Boot-EFI/EFI_DT_FIXUP_PROTOCOL" xlink:type="simple">https://github.com/U-Boot-EFI/EFI_DT_FIXUP_PROTOCOL</text:a></text:p>
              </text:list-item>
              <text:list-item>
                <text:p>The U-Boot v2021.04 tree contains the implemementation.</text:p>
              </text:list-item>
              <text:list-item>
                <text:p>Next steps</text:p>
                <text:list>
                  <text:list-item>
                    <text:p>Patch GRUB</text:p>
                  </text:list-item>
                  <text:list-item>
                    <text:p>Include in EBBR</text:p>
                  </text:list-item>
                </text:list>
                <text:p/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Roman" style:font-family-generic="modern" style:font-pitch="fixed"/>
    <style:font-face style:name="Source Sans Pro2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Bitstream Vera Sans Mono" svg:font-family="'Bitstream Vera Sans Mono'" style:font-family-generic="modern" style:font-pitch="variable"/>
    <style:font-face style:name="Source Sans Pro" svg:font-family="'Source Sans Pro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Source Sans Pro1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2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2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5cm" fo:text-indent="0cm"/>
      <style:text-properties fo:color="#dbf5f9" loext:opacity="100%" style:text-outline="false" style:text-line-through-style="none" style:text-line-through-type="none" style:font-name="Source Sans Pro2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6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2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none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2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style:use-window-font-color="true" loext:opacity="0%" style:text-outline="false" style:text-line-through-style="none" style:text-line-through-type="none" style:font-name="Source Sans Pro2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6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8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3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3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2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2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2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6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8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draw:fill="solid" draw:fill-color="#009eda" fo:min-height="5.049cm" fo:min-width="27.791cm" draw:shadow-offset-y="-0.05cm"/>
    </style:style>
    <style:style style:name="Mgr4" style:family="graphic" style:parent-style-name="Accent_20_1">
      <style:graphic-properties draw:fill="solid" draw:fill-color="#009eda" fo:min-height="2.8cm" fo:min-width="27.791cm"/>
    </style:style>
    <style:style style:name="Mgr5" style:family="graphic" style:parent-style-name="Accent_20_1">
      <style:graphic-properties fo:min-height="0.3cm" fo:min-width="27.791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791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9eda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style:paragraph-properties fo:text-align="center"/>
    </style:style>
    <style:style style:name="MP10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</style:handout-master>
    <style:master-page style:name="Vivid" style:page-layout-name="PM1" draw:style-name="Mdp1">
      <draw:custom-shape draw:style-name="Mgr3" draw:text-style-name="MP5" draw:layer="backgroundobjects" svg:width="27.991cm" svg:height="5.249cm" svg:x="0cm" svg:y="10.49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498cm" svg:height="1.25cm" svg:x="1.249cm" svg:y="14.248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8.997cm" svg:height="1.25cm" svg:x="9.496cm" svg:y="14.248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498cm" svg:height="1.25cm" svg:x="19.993cm" svg:y="14.248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4.992cm" svg:height="8.999cm" svg:x="1.249cm" svg:y="0.749cm" presentation:class="title" presentation:placeholder="true">
        <draw:text-box/>
      </draw:frame>
      <draw:frame presentation:style-name="Vivid-outline1" draw:layer="backgroundobjects" svg:width="24.992cm" svg:height="3.25cm" svg:x="1.249cm" svg:y="10.748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1">
      <office:forms form:automatic-focus="false" form:apply-design-mode="false"/>
      <draw:custom-shape draw:style-name="Mgr4" draw:text-style-name="MP5" draw:layer="backgroundobjects" svg:width="27.991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4.992cm" svg:height="2.75cm" svg:x="1.499cm" svg:y="0.249cm" presentation:class="title" presentation:placeholder="true">
        <draw:text-box/>
      </draw:frame>
      <draw:frame presentation:style-name="Vivid1-outline1" draw:layer="backgroundobjects" svg:width="24.992cm" svg:height="9.749cm" svg:x="1.499cm" svg:y="3.999cm" presentation:class="outline" presentation:placeholder="true">
        <draw:text-box/>
      </draw:frame>
      <draw:frame presentation:style-name="Mpr4" draw:text-style-name="MP6" draw:layer="backgroundobjects" svg:width="6.498cm" svg:height="1.25cm" svg:x="1.499cm" svg:y="14.248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8.997cm" svg:height="1.25cm" svg:x="9.496cm" svg:y="14.248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498cm" svg:height="1.25cm" svg:x="19.993cm" svg:y="14.248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9" draw:layer="backgroundobjects" svg:width="27.991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4.992cm" svg:height="2.75cm" svg:x="1.499cm" svg:y="0.749cm" presentation:class="title" presentation:placeholder="true">
        <draw:text-box/>
      </draw:frame>
      <draw:frame presentation:style-name="Vivid2-outline1" draw:layer="backgroundobjects" svg:width="24.992cm" svg:height="11.249cm" svg:x="1.499cm" svg:y="3.999cm" presentation:class="outline" presentation:placeholder="true">
        <draw:text-box/>
      </draw:frame>
      <draw:frame presentation:style-name="Mpr7" draw:text-style-name="MP6" draw:layer="backgroundobjects" svg:width="6.498cm" svg:height="1.25cm" svg:x="1.499cm" svg:y="14.248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8.997cm" svg:height="1.25cm" svg:x="9.496cm" svg:y="14.218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48cm" svg:height="1.25cm" svg:x="21.243cm" svg:y="14.248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10" draw:layer="backgroundobjects" svg:width="27.991cm" svg:height="0.25cm" svg:x="0cm" svg:y="15.49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18T14:42:11.785897607</meta:creation-date>
    <meta:editing-duration>PT30M18S</meta:editing-duration>
    <meta:editing-cycles>4</meta:editing-cycles>
    <meta:generator>LibreOfficeDev/7.0.5.0.0$Linux_X86_64 LibreOffice_project/44d17f8feca372acd41142d1b607d3360282bf30</meta:generator>
    <dc:title>Vivid</dc:title>
    <meta:initial-creator>Heinrich Schuchardt</meta:initial-creator>
    <dc:date>2021-01-18T15:24:17.953541082</dc:date>
    <meta:document-statistic meta:object-count="64"/>
  </office:meta>
</office:document-meta>
</file>